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solid" draw:fill-color="#fff8dc" fo:min-height="30.55mm"/>
    </style:style>
    <style:style style:name="P1" style:family="paragraph">
      <loext:graphic-properties draw:fill="solid" draw:fill-color="#fff8dc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0.03mm" svg:height="30.55mm" svg:x="157.45mm" svg:y="18.06mm">
            <draw:text-box>
              <text:p>SELECT sum(rating),genre.name from movie </text:p>
              <text:p>inner join relation_movie_genre <text:s/>on relation_movie_genre.idmovie=movie.idmovie</text:p>
              <text:p>inner join genre on relation_movie_genre.idgenre=genre.idgenre</text:p>
              <text:p>inner join ratings on ratings.idmovie=movie.idmovie </text:p>
              <text:p>group by relation_movie_genre.idgenre </text:p>
              <text:p>order by sum(rating);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ênero <text:s text:c="11"/></text:p>
          </table:table-cell>
          <table:table-cell office:value-type="string" calcext:value-type="string">
            <text:p>Soma <text:s/>De Notas</text:p>
          </table:table-cell>
          <table:table-cell/>
        </table:table-row>
        <table:table-row table:style-name="ro1">
          <table:table-cell office:value-type="string" calcext:value-type="string">
            <text:p>Sem gênero</text:p>
          </table:table-cell>
          <table:table-cell office:value-type="float" office:value="1085.5" calcext:value-type="float">
            <text:p>1085,5</text:p>
          </table:table-cell>
          <table:table-cell/>
        </table:table-row>
        <table:table-row table:style-name="ro1">
          <table:table-cell office:value-type="string" calcext:value-type="string">
            <text:p>Filme-Noir <text:s text:c="9"/></text:p>
          </table:table-cell>
          <table:table-cell office:value-type="float" office:value="859254.5" calcext:value-type="float">
            <text:p>859254,5</text:p>
          </table:table-cell>
          <table:table-cell/>
        </table:table-row>
        <table:table-row table:style-name="ro1">
          <table:table-cell office:value-type="string" calcext:value-type="string">
            <text:p>Documentário</text:p>
          </table:table-cell>
          <table:table-cell office:value-type="float" office:value="914806" calcext:value-type="float">
            <text:p>914806</text:p>
          </table:table-cell>
          <table:table-cell/>
        </table:table-row>
        <table:table-row table:style-name="ro1">
          <table:table-cell office:value-type="string" calcext:value-type="string">
            <text:p>Western <text:s text:c="11"/></text:p>
          </table:table-cell>
          <table:table-cell office:value-type="float" office:value="1512870" calcext:value-type="float">
            <text:p>1512870</text:p>
          </table:table-cell>
          <table:table-cell/>
        </table:table-row>
        <table:table-row table:style-name="ro1">
          <table:table-cell office:value-type="string" calcext:value-type="string">
            <text:p>IMAX <text:s text:c="14"/></text:p>
          </table:table-cell>
          <table:table-cell office:value-type="float" office:value="1800063.5" calcext:value-type="float">
            <text:p>1800063,5</text:p>
          </table:table-cell>
          <table:table-cell/>
        </table:table-row>
        <table:table-row table:style-name="ro1">
          <table:table-cell office:value-type="string" calcext:value-type="string">
            <text:p>Musical <text:s text:c="11"/></text:p>
          </table:table-cell>
          <table:table-cell office:value-type="float" office:value="3098794.5" calcext:value-type="float">
            <text:p>3098794,5</text:p>
          </table:table-cell>
          <table:table-cell/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3994742.5" calcext:value-type="float">
            <text:p>3994742,5</text:p>
          </table:table-cell>
          <table:table-cell/>
        </table:table-row>
        <table:table-row table:style-name="ro1">
          <table:table-cell office:value-type="string" calcext:value-type="string">
            <text:p>Animação</text:p>
          </table:table-cell>
          <table:table-cell office:value-type="float" office:value="4125665" calcext:value-type="float">
            <text:p>4125665</text:p>
          </table:table-cell>
          <table:table-cell/>
        </table:table-row>
        <table:table-row table:style-name="ro1">
          <table:table-cell office:value-type="string" calcext:value-type="string">
            <text:p>Horror <text:s text:c="12"/></text:p>
          </table:table-cell>
          <table:table-cell office:value-type="float" office:value="4859261" calcext:value-type="float">
            <text:p>4859261</text:p>
          </table:table-cell>
          <table:table-cell/>
        </table:table-row>
        <table:table-row table:style-name="ro1">
          <table:table-cell office:value-type="string" calcext:value-type="string">
            <text:p>Infantil</text:p>
          </table:table-cell>
          <table:table-cell office:value-type="float" office:value="5688990.5" calcext:value-type="float">
            <text:p>5688990,5</text:p>
          </table:table-cell>
          <table:table-cell/>
        </table:table-row>
        <table:table-row table:style-name="ro1">
          <table:table-cell office:value-type="string" calcext:value-type="string">
            <text:p>Mistério</text:p>
          </table:table-cell>
          <table:table-cell office:value-type="float" office:value="5705116.5" calcext:value-type="float">
            <text:p>5705116,5</text:p>
          </table:table-cell>
          <table:table-cell/>
        </table:table-row>
        <table:table-row table:style-name="ro1">
          <table:table-cell office:value-type="string" calcext:value-type="string">
            <text:p>Fantasia</text:p>
          </table:table-cell>
          <table:table-cell office:value-type="float" office:value="7402463.5" calcext:value-type="float">
            <text:p>7402463,5</text:p>
          </table:table-cell>
          <table:table-cell/>
        </table:table-row>
        <table:table-row table:style-name="ro1">
          <table:table-cell office:value-type="string" calcext:value-type="string">
            <text:p>Ficção científica <text:s text:c="6"/></text:p>
          </table:table-cell>
          <table:table-cell office:value-type="float" office:value="10826318.5" calcext:value-type="float">
            <text:p>10826318,5</text:p>
          </table:table-cell>
          <table:table-cell/>
        </table:table-row>
        <table:table-row table:style-name="ro1">
          <table:table-cell office:value-type="string" calcext:value-type="string">
            <text:p>Crime <text:s text:c="13"/></text:p>
          </table:table-cell>
          <table:table-cell office:value-type="float" office:value="12119823" calcext:value-type="float">
            <text:p>12119823</text:p>
          </table:table-cell>
          <table:table-cell/>
        </table:table-row>
        <table:table-row table:style-name="ro1">
          <table:table-cell office:value-type="string" calcext:value-type="string">
            <text:p>Romance <text:s text:c="11"/></text:p>
          </table:table-cell>
          <table:table-cell office:value-type="float" office:value="13465940.5" calcext:value-type="float">
            <text:p>13465940,5</text:p>
          </table:table-cell>
          <table:table-cell/>
        </table:table-row>
        <table:table-row table:style-name="ro1">
          <table:table-cell office:value-type="string" calcext:value-type="string">
            <text:p>Aventura</text:p>
          </table:table-cell>
          <table:table-cell office:value-type="float" office:value="15339519" calcext:value-type="float">
            <text:p>15339519</text:p>
          </table:table-cell>
          <table:table-cell/>
        </table:table-row>
        <table:table-row table:style-name="ro1">
          <table:table-cell office:value-type="string" calcext:value-type="string">
            <text:p>Suspense</text:p>
          </table:table-cell>
          <table:table-cell office:value-type="float" office:value="18635056.5" calcext:value-type="float">
            <text:p>18635056,5</text:p>
          </table:table-cell>
          <table:table-cell/>
        </table:table-row>
        <table:table-row table:style-name="ro1">
          <table:table-cell office:value-type="string" calcext:value-type="string">
            <text:p>Ação</text:p>
          </table:table-cell>
          <table:table-cell office:value-type="float" office:value="19334567.5" calcext:value-type="float">
            <text:p>19334567,5</text:p>
          </table:table-cell>
          <table:table-cell/>
        </table:table-row>
        <table:table-row table:style-name="ro1">
          <table:table-cell office:value-type="string" calcext:value-type="string">
            <text:p>Comedia</text:p>
          </table:table-cell>
          <table:table-cell office:value-type="float" office:value="25702738.5" calcext:value-type="float">
            <text:p>25702738,5</text:p>
          </table:table-cell>
          <table:table-cell/>
        </table:table-row>
        <table:table-row table:style-name="ro1">
          <table:table-cell office:value-type="string" calcext:value-type="string">
            <text:p>Drama <text:s text:c="13"/></text:p>
          </table:table-cell>
          <table:table-cell office:value-type="float" office:value="32546369.5" calcext:value-type="float">
            <text:p>32546369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01:12:02.1081187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24:13.243437461</meta:creation-date>
    <dc:date>2018-12-02T01:12:59.281699164</dc:date>
    <meta:editing-duration>PT10M17S</meta:editing-duration>
    <meta:editing-cycles>7</meta:editing-cycles>
    <meta:generator>LibreOffice/5.1.2.2$Linux_X86_64 LibreOffice_project/10m0$Build-2</meta:generator>
    <meta:document-statistic meta:table-count="1" meta:cell-count="42" meta:object-count="1"/>
  </office:meta>
</office:document-meta>
</file>